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1.3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skill_nam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grey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ghty BlowTack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llow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ckleDo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ty PlayerSneaky G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pl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nzyDo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ock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Strip 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9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C3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 style:data-style-name="N2" text:time-value="21:19:20.638885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3-02-05T22:11:31.187067978</dc:date>
    <meta:editing-duration>PT59M40S</meta:editing-duration>
    <meta:editing-cycles>7</meta:editing-cycles>
    <meta:document-statistic meta:table-count="1" meta:cell-count="102" meta:object-count="0"/>
  </office:meta>
</office:document-meta>
</file>